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5" style:family="text">
      <style:text-properties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6" style:family="text"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20" style:family="text">
      <style:text-properties style:font-name="Arial" fo:font-size="9pt" fo:language="ru" fo:country="RU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22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23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24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language="en" fo:country="US" fo:font-style="normal" style:font-style-asian="normal" style:font-style-complex="normal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style="italic" style:font-style-asian="italic" style:font-style-complex="italic"/>
    </style:style>
    <style:style style:name="T3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40" style:family="text">
      <style:text-properties style:text-position="sub 58%" fo:language="en" fo:country="US" fo:font-style="normal" style:font-style-asian="normal" style:font-style-complex="normal"/>
    </style:style>
    <style:style style:name="T41" style:family="text">
      <style:text-properties style:text-position="sub 58%" fo:font-style="italic" style:font-style-asian="italic" style:font-style-complex="italic"/>
    </style:style>
    <style:style style:name="T42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3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4" style:family="text">
      <style:text-properties style:text-position="sub 58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5" style:family="text">
      <style:text-properties style:text-position="sub 58%"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1" style:family="text">
      <style:text-properties style:text-position="0% 100%" fo:font-style="italic" style:font-style-asian="italic" style:font-style-complex="italic"/>
    </style:style>
    <style:style style:name="T52" style:family="text">
      <style:text-properties style:text-position="0% 100%" fo:font-style="normal" style:font-style-asian="normal" style:font-style-complex="normal"/>
    </style:style>
    <style:style style:name="T53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5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7" style:family="text">
      <style:text-properties style:text-position="0% 100%"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8" style:family="text">
      <style:text-properties style:text-position="0% 100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59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60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1" style:family="text">
      <style:text-properties style:text-position="0% 100%" style:font-name="Arial" fo:font-size="9pt" fo:letter-spacing="0.0138in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2" style:family="text">
      <style:text-properties style:text-position="0% 100%" style:font-name="Arial" fo:font-size="9pt" fo:letter-spacing="0.0138in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3" style:family="text">
      <style:text-properties style:text-position="0% 100%" style:font-name="Arial" fo:font-size="9pt" fo:letter-spacing="0.0138in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4" style:family="text">
      <style:text-properties style:text-position="0% 100%" style:font-name="Arial" fo:font-size="9pt" fo:letter-spacing="0.0138in" fo:language="ru" fo:country="RU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style:text-position="super 58%" fo:language="en" fo:country="US" fo:font-style="italic" style:font-style-asian="italic" style:font-style-complex="italic"/>
    </style:style>
    <style:style style:name="T71" style:family="text">
      <style:text-properties style:font-name="Times New Roman" fo:language="en" fo:country="US" style:font-name-complex="Symbol"/>
    </style:style>
    <style:style style:name="T72" style:family="text">
      <style:text-properties style:text-underline-style="none"/>
    </style:style>
    <style:style style:name="T73" style:family="text">
      <style:text-properties style:font-name="sans-serif" fo:language="en" fo:country="US" style:font-name-complex="Arial"/>
    </style:style>
    <style:style style:name="T74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5" style:family="text">
      <style:text-properties style:font-name="sans-serif" fo:font-size="9pt" fo:language="en" fo:country="US" style:font-size-asian="9pt" style:font-name-complex="Arial" style:font-size-complex="9pt"/>
    </style:style>
    <style:style style:name="T76" style:family="text">
      <style:text-properties style:font-name="sans-serif" fo:font-size="9pt" fo:language="ru" fo:country="RU" style:font-size-asian="9pt" style:font-name-complex="Arial" style:font-size-complex="9pt"/>
    </style:style>
    <style:style style:name="T77" style:family="text">
      <style:text-properties style:font-name="sans-serif" fo:font-size="6pt" fo:language="en" fo:country="US" style:font-size-asian="6pt" style:font-name-complex="Arial" style:font-size-complex="6pt"/>
    </style:style>
    <style:style style:name="T78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0" style:family="text">
      <style:text-properties fo:font-size="9pt" style:font-size-asian="9pt" style:font-size-complex="9pt"/>
    </style:style>
    <style:style style:name="T81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2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3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5">$</text:span><text:span text:style-name="T30">allSerial </text:span></text:p>
      <text:p text:style-name="P10"/>
      <text:p text:style-name="P9"><text:span text:style-name="T74">Measurement range for:</text:span><text:span text:style-name="T73"><text:line-break/></text:span><text:span text:style-name="T75"><text:tab/>-</text:span><text:span text:style-name="Знак_20_примечания"><text:span text:style-name="T78"> <text:s/></text:span></text:span><text:span text:style-name="T75">i</text:span><text:span text:style-name="T76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6"><text:line-break/><text:tab/>-</text:span><text:span text:style-name="Знак_20_примечания"><text:span text:style-name="T78"> <text:s/></text:span></text:span><text:span text:style-name="T75">i</text:span><text:span text:style-name="T76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7"><text:line-break/></text:span></text:p>
      <text:p text:style-name="P5">Measurement error:</text:p>
      <text:p text:style-name="P29"><text:span text:style-name="T3"><text:tab/></text:span><text:span text:style-name="T3">- <text:s/>dose response variation limits<text:tab/><text:tab/><text:tab/><text:tab/></text:span><text:span text:style-name="T21">±(15+</text:span><text:span text:style-name="T22">U</text:span><text:span text:style-name="T42">relD</text:span><text:span text:style-name="T21">)%</text:span><text:span text:style-name="T3"><text:line-break/><text:tab/>- <text:s/>dose rate response v</text:span><text:span text:style-name="T4">ariation limits<text:tab/><text:tab/><text:tab/></text:span><text:span text:style-name="T23">±(15+</text:span><text:span text:style-name="T22">U</text:span><text:span text:style-name="T42">relD</text:span><text:span text:style-name="T23">)%<text:line-break/><text:tab/></text:span><text:span text:style-name="T24">where </text:span><text:span text:style-name="T25">U</text:span><text:span text:style-name="T43">relD</text:span><text:span text:style-name="T24"> is the relative expanded uncertainty of the conventional value of a dose as a percentage</text:span></text:p>
      <text:p text:style-name="P31"><text:span text:style-name="T19"><text:tab/></text:span><text:span text:style-name="T16">- <text:s/>dose coefficient of variation (</text:span><text:span text:style-name="T14">H</text:span><text:span text:style-name="T16">&lt;11</text:span><text:span text:style-name="T14">H</text:span><text:span text:style-name="T44">0</text:span><text:span text:style-name="T56">)<text:tab/></text:span><text:span text:style-name="T16"><text:tab/><text:tab/></text:span><text:span text:style-name="T19">±</text:span><text:span text:style-name="T17">(16-</text:span><text:span text:style-name="T15">H</text:span><text:span text:style-name="T17">/</text:span><text:span text:style-name="T15">H</text:span><text:span text:style-name="T45">0</text:span><text:span text:style-name="T57">)%<text:line-break/></text:span><text:span text:style-name="T56"><text:tab/>- <text:s/>dose coefficient of variation (</text:span><text:span text:style-name="T58">H2265</text:span><text:span text:style-name="T56">11</text:span><text:span text:style-name="T58">H</text:span><text:span text:style-name="T44">0</text:span><text:span text:style-name="T56">)<text:tab/><text:tab/><text:tab/></text:span><text:span text:style-name="T59">±</text:span><text:span text:style-name="T64">5</text:span><text:span text:style-name="T57">%</text:span><text:span text:style-name="T16"><text:line-break/><text:tab/>- <text:s/>dose rate</text:span><text:span text:style-name="T20"> </text:span><text:span text:style-name="T16">coefficient of variation (</text:span><text:span text:style-name="T14">Ḣ</text:span><text:span text:style-name="T16">&lt;</text:span><text:span text:style-name="T56">10 µ</text:span><text:span text:style-name="T58">Sv/h</text:span><text:span text:style-name="T56">)<text:tab/></text:span><text:span text:style-name="T16"><text:tab/></text:span><text:span text:style-name="T19">±20</text:span><text:span text:style-name="T57">%<text:line-break/></text:span><text:span text:style-name="T56"><text:tab/>- <text:s/>dose rate coefficient of variation (10µ</text:span><text:span text:style-name="T58">Sv/h</text:span><text:span text:style-name="T56">⩽</text:span><text:span text:style-name="T58">Ḣ</text:span><text:span text:style-name="T56">&lt;60µ</text:span><text:span text:style-name="T58">Sv/h</text:span><text:span text:style-name="T56">)<text:tab/></text:span><text:span text:style-name="T60">±(21-</text:span><text:span text:style-name="T62">Ḣ</text:span><text:span text:style-name="T60">/10µ</text:span><text:span text:style-name="T62">Sv/h</text:span><text:span text:style-name="T60">)</text:span><text:span text:style-name="T57">%</text:span><text:span text:style-name="T56"><text:line-break/><text:tab/>- <text:s/>dose rate coefficient of variation (</text:span><text:span text:style-name="T63">Ḣ</text:span><text:span text:style-name="T61">⩾60µ</text:span><text:span text:style-name="T63">Sv/h</text:span><text:span text:style-name="T56">)<text:tab/><text:tab/></text:span><text:span text:style-name="T60">±15</text:span><text:span text:style-name="T57">%</text:span><text:span text:style-name="T18"><text:line-break/><text:tab/>where </text:span><text:span text:style-name="T14">H</text:span><text:span text:style-name="T44">0</text:span><text:span text:style-name="T18"> is the lower limit of dose measurement</text:span></text:p>
      <text:p text:style-name="P26"/>
      <text:p text:style-name="P4"><text:span text:style-name="T47">Operating conditions:</text:span><text:line-break/><text:span text:style-name="T80"><text:tab/>-</text:span><text:span text:style-name="Знак_20_примечания"><text:span text:style-name="T79"> <text:s/>a</text:span></text:span><text:span text:style-name="T80">ir temperature<text:tab/><text:tab/><text:tab/><text:tab/><text:tab/><text:tab/>+$temp °C<text:line-break/><text:tab/>- </text:span><text:span text:style-name="Знак_20_примечания"><text:span text:style-name="T79"><text:s/>r</text:span></text:span><text:span text:style-name="T80">elative humidity<text:tab/><text:tab/><text:tab/><text:tab/><text:tab/>$vlag %<text:line-break/><text:tab/>-</text:span><text:span text:style-name="Знак_20_примечания"><text:span text:style-name="T79"> <text:s/>g</text:span></text:span><text:span text:style-name="T80">amma radiation background<text:tab/><text:tab/><text:tab/><text:tab/>$bground <text:s/></text:span><text:span text:style-name="T83">nSv/h</text:span></text:p>
      <text:p text:style-name="P50"/>
      <text:p text:style-name="P51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2">-</text:span></text:span><text:span text:style-name="Знак_20_примечания"><text:span text:style-name="T81"> $eng_facility_110;<text:line-break/><text:tab/>- $eng_facility_130;</text:span></text:span><text:span text:style-name="Знак_20_примечания"><text:span text:style-name="T65"><text:line-break/></text:span></text:span></text:p>
      <text:p text:style-name="P12"><text:span text:style-name="T2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 </text:span><text:span text:style-name="T26">(</text:span><text:span text:style-name="T71">γ</text:span><text:span text:style-name="T2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41">p</text:span><text:span text:style-name="T38">i</text:span><text:span text:style-name="T48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26">at check point</text:span>,</text:p>
            <text:p text:style-name="P36"><text:span text:style-name="T28">Ḣ</text:span><text:span text:style-name="T38">pi</text:span><text:span text:style-name="T48">(10)</text:span></text:p>
          </table:table-cell>
          <table:table-cell table:style-name="t1.B2" office:value-type="string">
            <text:p text:style-name="P32"><text:span text:style-name="T26">Average value</text:span>, </text:p>
            <text:p text:style-name="P33"><text:span text:style-name="T50">Ḣ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40">w</text:span><text:span text:style-name="T38">i</text:span><text:span text:style-name="T33">,</text:span> %</text:p>
          </table:table-cell>
          <table:table-cell table:style-name="t1.B2" office:value-type="string">
            <text:p text:style-name="P27"><text:span text:style-name="T26">Response variation limits, </text:span><text:span text:style-name="T31">R</text:span><text:span text:style-name="T40">w</text:span><text:span text:style-name="T38">i</text:span><text:span text:style-name="T26">, %</text:span></text:p>
          </table:table-cell>
          <table:table-cell table:style-name="t1.B2" office:value-type="string">
            <text:p text:style-name="P28"><text:span text:style-name="T26">Coefficient of variation </text:span><text:span text:style-name="T27">v</text:span><text:span text:style-name="T38">i</text:span><text:span text:style-name="T26">,</text:span> %</text:p>
          </table:table-cell>
          <table:table-cell table:style-name="t1.I2" office:value-type="string">
            <text:p text:style-name="P23">Coefficient</text:p>
            <text:p text:style-name="P24"><text:span text:style-name="T32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54">±</text:span><text:span text:style-name="T53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0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54">±</text:span><text:span text:style-name="T53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0">±15</text:p>
          </table:table-cell>
        </table:table-row>
        <table:table-row>
          <table:table-cell table:style-name="t1.A3" office:value-type="string">
            <text:p text:style-name="P20">80<text:span text:style-name="T33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54">±</text:span><text:span text:style-name="T53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0">±15</text:p>
          </table:table-cell>
        </table:table-row>
        <table:table-row>
          <table:table-cell table:style-name="t1.A7" office:value-type="string">
            <text:p text:style-name="P20"><text:span text:style-name="T33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1">$1-m31</text:p>
              <text:p text:style-name="P41">$1-m32</text:p>
              <text:p text:style-name="P41">$1-m33</text:p>
              <text:p text:style-name="P41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54">±</text:span><text:span text:style-name="T53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30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 </text:span><text:span text:style-name="T26">(</text:span><text:span text:style-name="T71">γ</text:span><text:span text:style-name="T2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8">H</text:span><text:span text:style-name="T38">p</text:span><text:span text:style-name="T37">0</text:span><text:span text:style-name="T26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4">Ḣ</text:span><text:span text:style-name="T41">oi</text:span><text:span text:style-name="T52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72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40">w</text:span><text:span text:style-name="T38">i</text:span><text:span text:style-name="T33">,</text:span> %</text:p>
          </table:table-cell>
          <table:table-cell table:style-name="s1.B2" table:number-rows-spanned="2" office:value-type="string">
            <text:p text:style-name="P27"><text:span text:style-name="T26">Response variation limits, </text:span><text:span text:style-name="T31">R</text:span><text:span text:style-name="T40">w</text:span><text:span text:style-name="T38">i</text:span><text:span text:style-name="T26">, %</text:span></text:p>
          </table:table-cell>
          <table:table-cell table:style-name="s1.B2" table:number-rows-spanned="2" office:value-type="string">
            <text:p text:style-name="P28"><text:span text:style-name="T26">Coefficient of variation </text:span><text:span text:style-name="T27">v</text:span><text:span text:style-name="T38">i</text:span><text:span text:style-name="T26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8">H</text:span><text:span text:style-name="T38">pi</text:span><text:span text:style-name="T26">(10)</text:span></text:p>
          </table:table-cell>
          <table:table-cell table:style-name="s1.D3" office:value-type="string">
            <text:p text:style-name="P37"><text:span text:style-name="T28">H</text:span><text:span text:style-name="T38">pi</text:span><text:span text:style-name="T26">(10)</text:span><text:span text:style-name="T37">meas</text:span><text:span text:style-name="T36">.</text:span></text:p>
          </table:table-cell>
          <table:table-cell table:style-name="s1.D3" office:value-type="string">
            <text:p text:style-name="P37"><text:span text:style-name="T28">H</text:span><text:span text:style-name="T38">pi</text:span><text:span text:style-name="T31">(10)</text:span><text:span text:style-name="T40">meas</text:span><text:span text:style-name="T41">.</text:span><text:span text:style-name="T51">-</text:span><text:span text:style-name="T28">H</text:span><text:span text:style-name="T38">p</text:span><text:span text:style-name="T37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3">µSv</text:span></text:p>
          </table:table-cell>
          <table:table-cell table:style-name="s1.B4" office:value-type="string">
            <text:p text:style-name="P13"><text:s text:c="2"/>4<text:span text:style-name="T26">0 </text:span><text:span text:style-name="T33">µSv/h</text:span> <text:s/></text:p>
            <text:p text:style-name="P14"><text:span text:style-name="T33">360</text:span>s</text:p>
          </table:table-cell>
          <table:table-cell table:style-name="s1.B4" office:value-type="string">
            <text:p text:style-name="P13"><text:s text:c="2"/>##1-<text:span text:style-name="T26">dn</text:span>_<text:span text:style-name="T33">1 <text:s/></text:span></text:p>
            <text:p text:style-name="P22"><text:span text:style-name="T33">##1-</text:span><text:span text:style-name="T26">dd_1</text:span></text:p>
          </table:table-cell>
          <table:table-cell table:style-name="s1.B4" office:value-type="string">
            <text:p text:style-name="P21">##1-d_dev_<text:span text:style-name="T33">1</text:span></text:p>
          </table:table-cell>
          <table:table-cell table:style-name="s1.B4" office:value-type="string">
            <text:p text:style-name="P21">##1-dose_<text:span text:style-name="T33">1</text:span></text:p>
          </table:table-cell>
          <table:table-cell table:style-name="s1.B4" office:value-type="string">
            <text:p text:style-name="P21">##1-d_res_<text:span text:style-name="T33">1</text:span></text:p>
          </table:table-cell>
          <table:table-cell table:style-name="s1.B4" office:value-type="string">
            <text:p text:style-name="P21">##1-o_pog_<text:span text:style-name="T33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3">1</text:span></text:p>
          </table:table-cell>
          <table:table-cell table:style-name="s1.J4" office:value-type="string">
            <text:p text:style-name="P14"><text:span text:style-name="T55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3">8</text:span><text:span text:style-name="T26">0 </text:span><text:span text:style-name="T33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26">dn</text:span>_<text:span text:style-name="T33">2 <text:s/></text:span></text:p>
            <text:p text:style-name="P22"><text:span text:style-name="T33">##1-</text:span><text:span text:style-name="T26">dd_</text:span><text:span text:style-name="T33">2</text:span></text:p>
          </table:table-cell>
          <table:table-cell table:style-name="s1.B5" office:value-type="string">
            <text:p text:style-name="P21">##1-d_dev_<text:span text:style-name="T33">2</text:span></text:p>
          </table:table-cell>
          <table:table-cell table:style-name="s1.B5" office:value-type="string">
            <text:p text:style-name="P21">##1-dose_<text:span text:style-name="T33">2</text:span></text:p>
          </table:table-cell>
          <table:table-cell table:style-name="s1.B5" office:value-type="string">
            <text:p text:style-name="P21">##1-d_res_<text:span text:style-name="T33">2</text:span></text:p>
          </table:table-cell>
          <table:table-cell table:style-name="s1.B5" office:value-type="string">
            <text:p text:style-name="P21">##1-o_pog_<text:span text:style-name="T33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3">2</text:span></text:p>
          </table:table-cell>
          <table:table-cell table:style-name="s1.J5" office:value-type="string">
            <text:p text:style-name="P14"><text:span text:style-name="T55">±</text:span>5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0:37.96</dc:date>
    <meta:editing-duration>P3DT16H1M5S</meta:editing-duration>
    <meta:editing-cycles>454</meta:editing-cycles>
    <meta:generator>OpenOffice/4.1.6$Win32 OpenOffice.org_project/416m1$Build-9790</meta:generator>
    <meta:document-statistic meta:table-count="3" meta:image-count="1" meta:object-count="0" meta:page-count="1" meta:paragraph-count="151" meta:word-count="345" meta:character-count="2362"/>
  </office:meta>
</office:document-meta>
</file>